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1e91" officeooo:paragraph-rsid="00011e91"/>
    </style:style>
    <style:style style:name="P2" style:family="paragraph" style:parent-style-name="Standard">
      <style:text-properties fo:font-weight="bold" officeooo:rsid="00011e91" officeooo:paragraph-rsid="00011e91" style:font-weight-asian="bold" style:font-weight-complex="bold"/>
    </style:style>
    <style:style style:name="T1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*** Création d’un dépôt</text:p>
      <text:p text:style-name="P1"/>
      <text:p text:style-name="P1">Afin de vous exercer, vous allez créer un dépôt SVN sur votre machine. Pour ce faire, vous devrez exécuter la commande suivante:</text:p>
      <text:p text:style-name="P1"/>
      <text:p text:style-name="P1">#&gt; svnadmin create /tmp/mon_depot</text:p>
      <text:p text:style-name="P1"/>
      <text:p text:style-name="P1">&gt; <text:span text:style-name="T1">svnadmin create ./mon_depot/</text:span><text:tab/>--&gt; Création du dépot SVN</text:p>
      <text:p text:style-name="P1"/>
      <text:p text:style-name="P1"/>
      <text:p text:style-name="P1"/>
      <text:p text:style-name="P1"/>
      <text:p text:style-name="P2">*** Importation d’un répertoire</text:p>
      <text:p text:style-name="P1"/>
      <text:p text:style-name="P1"><text:s/>Pour les projets de synthèse, il est demandé de respecter la structure de répertoires suivante:</text:p>
      <text:p text:style-name="P1"/>
      <text:p text:style-name="P1">.</text:p>
      <text:p text:style-name="P1">|-- developpements</text:p>
      <text:p text:style-name="P1">|-- documents</text:p>
      <text:p text:style-name="P1">‘-- livrables </text:p>
      <text:p text:style-name="P1"/>
      <text:p text:style-name="P1">Le répertoire “developpements” contiendra les sources de votre logiciel. Le répertoire “documents” contiendra le source de vos différents documents (proposition de projet, rapport de spécification, etc.). Le répertoire “livrables” contiendra quant à lui les livrables fournis au client.</text:p>
      <text:p text:style-name="P1">Afin de vous exercer, créez cette arborescence localement et importez la dans votre dépôt SVN que vous avez créé avec la commande svnadmin.</text:p>
      <text:p text:style-name="P1">Vous pouvez désormais supprimer votre répertoire ~/depot.</text:p>
      <text:p text:style-name="P1"/>
      <text:p text:style-name="P1">&gt; <text:span text:style-name="T1">mkdir depot</text:span></text:p>
      <text:p text:style-name="P1">&gt; <text:span text:style-name="T1">mkdir depot/developpements depot/documents depot/livrables</text:span><text:tab/>--&gt; Création du dépot à importer</text:p>
      <text:p text:style-name="P1">&gt; <text:span text:style-name="T1">svn import depot file:///home/agicquel/workspace/dut/M3301/SVN/mon_depot -m "importation du dépot"</text:span><text:tab/>--&gt; Importation du dépot</text:p>
      <text:p text:style-name="P1"/>
      <text:p text:style-name="P1"/>
      <text:p text:style-name="P1"/>
      <text:p text:style-name="P1"/>
      <text:p text:style-name="P2">*** Ajout, modification et suppression de fichiers et de répertoires et gestion des conflits</text:p>
      <text:p text:style-name="P1"/>
      <text:p text:style-name="P1">Dans la suite du TP, on considère 2 utilisateurs : un utilisateur A et un utilisateur B. Créez à la racine de votre compte deux répertoires: userA et userB.</text:p>
      <text:p text:style-name="P1">Ouvrez un terminal dans chacun de ces répertoires, et créez une copie locale de votre dépôt SVN dans les répertoire userA et userB.</text:p>
      <text:p text:style-name="P1">À présent l’utilisateur userA et l’utilisateur userB disposent tous deux d’une copie locale du dépôt. </text:p>
      <text:p text:style-name="P1"/>
      <text:p text:style-name="P1">&gt; <text:span text:style-name="T1">svn checkout file:///home/agicquel/workspace/dut/M3301/SVN/mon_depot ./userA</text:span></text:p>
      <text:p text:style-name="P1">&gt; <text:span text:style-name="T1">svn checkout file:///home/agicquel/workspace/dut/M3301/SVN/mon_depot ./userB</text:span><text:tab/>--&gt; Création de copie pour utilisateur A et B</text:p>
      <text:p text:style-name="P1"/>
      <text:p text:style-name="P1">1) L’utilisateur userA ajoute un document dans le répertoire documents et fait un commit.</text:p>
      <text:p text:style-name="P1">&gt; <text:span text:style-name="T1">touch userA/documents/document.txt</text:span><text:tab/>--&gt; Création d'un document par le userA</text:p>
      <text:p text:style-name="P1">&gt; <text:span text:style-name="T1">svn add userA/documents/document.txt</text:span><text:tab/>--&gt; Versionnage de ce fichier</text:p>
      <text:p text:style-name="P1">A <text:s text:c="8"/>userA/documents/document.txt</text:p>
      <text:p text:style-name="P1">&gt; <text:span text:style-name="T1">svn commit userA/documents/document.txt -m "ajout d'un doc par le userA"</text:span><text:tab/>--&gt; Modification coté dépot</text:p>
      <text:p text:style-name="P1">Ajout <text:s text:c="9"/>userA/documents/document.txt</text:p>
      <text:p text:style-name="P1">Transmission des données .done</text:p>
      <text:p text:style-name="P1">Transaction de propagation...</text:p>
      <text:p text:style-name="P1"><text:soft-page-break/>Révision 2 propagée.</text:p>
      <text:p text:style-name="P1"/>
      <text:p text:style-name="P1">2) L’utilisateur userB recupère le document déposé par userA en faisant un update.</text:p>
      <text:p text:style-name="P1">&gt; <text:span text:style-name="T1">svn update ./userB/<text:tab/></text:span>--&gt; Mise à jour du userB, il récupere bien le document crée par userA</text:p>
      <text:p text:style-name="P1">Mise à jour de 'userB' :</text:p>
      <text:p text:style-name="P1">A <text:s text:c="3"/>userB/documents/document.txt</text:p>
      <text:p text:style-name="P1">Actualisé à la révision 2.</text:p>
      <text:p text:style-name="P1"/>
      <text:p text:style-name="P1">3) L’utilisateur userB modifie le fichier déposé par userA.</text:p>
      <text:p text:style-name="P1">&gt; <text:span text:style-name="T1">echo "blabla modification" &gt;&gt; ./userB/documents/document.txt</text:span><text:tab/>--&gt; Modification du document par userB</text:p>
      <text:p text:style-name="P1">&gt; <text:span text:style-name="T1">svn commit ./userB/ -m "modification du document par userB"</text:span><text:tab/>--&gt; Mise à jour du dépot</text:p>
      <text:p text:style-name="P1">Envoi <text:s text:c="9"/>userB/documents/document.txt</text:p>
      <text:p text:style-name="P1">Transmission des données .done</text:p>
      <text:p text:style-name="P1">Transaction de propagation...</text:p>
      <text:p text:style-name="P1">Révision 3 propagée.</text:p>
      <text:p text:style-name="P1"/>
      <text:p text:style-name="P1">4) L’utilisateur userB ajoute un nouveau fichier dans le répertoire developpements.</text:p>
      <text:p text:style-name="P1">&gt; <text:span text:style-name="T1">touch ./userB/developpements/dev.txt</text:span><text:tab/>--&gt; Ajout d'un fichier dans 'developpements' par userB</text:p>
      <text:p text:style-name="P1"/>
      <text:p text:style-name="P1">5) L’utilisateur userB affiche l’état de sa copie locale du dépôt via un svn status. </text:p>
      <text:p text:style-name="P1">&gt; <text:span text:style-name="T1">svn status ./userB/</text:span><text:tab/>--&gt; On voit que le fichier ajouté n'est pas encore versionné</text:p>
      <text:p text:style-name="P1">? <text:s text:c="6"/>userB/developpements/dev.txt</text:p>
      <text:p text:style-name="P1">&gt; <text:span text:style-name="T1">svn add ./userB/developpements/dev.txt</text:span><text:tab/>--&gt; Versionnage du fichier</text:p>
      <text:p text:style-name="P1">A <text:s text:c="8"/>userB/developpements/dev.txt</text:p>
      <text:p text:style-name="P1">&gt; <text:span text:style-name="T1">svn status ./userB/</text:span><text:tab/>--&gt; Le fichier ajouté est à présent bien versionné</text:p>
      <text:p text:style-name="P1">A <text:s text:c="6"/>userB/developpements/dev.txt</text:p>
      <text:p text:style-name="P1"/>
      <text:p text:style-name="P1">6) L’utilisateur userB fait un commit afin de propager ses modifications sur le dépôt.</text:p>
      <text:p text:style-name="P1">&gt; <text:span text:style-name="T1">svn commit ./userB/ -m "Ajout du fichier dans le repertoire developpements</text:span>"<text:tab/>--&gt; La modification a été propagée</text:p>
      <text:p text:style-name="P1">Ajout <text:s text:c="9"/>userB/developpements/dev.txt</text:p>
      <text:p text:style-name="P1">Transmission des données .done</text:p>
      <text:p text:style-name="P1">Transaction de propagation...</text:p>
      <text:p text:style-name="P1">Révision 4 propagée.</text:p>
      <text:p text:style-name="P1"/>
      <text:p text:style-name="P1">7) L’utilisateur userA récupère les fichiers ajoutés et modifiés par userB en faisant un update.</text:p>
      <text:p text:style-name="P1">&gt; <text:span text:style-name="T1">svn update ./userA/</text:span><text:tab/>--&gt; Mise à jours du dépot pour userA. On voit le fichier modifié avec un U pour update et le fichier ajouté avec un A pour add</text:p>
      <text:p text:style-name="P1">Mise à jour de 'userA' :</text:p>
      <text:p text:style-name="P1">U <text:s text:c="3"/>userA/documents/document.txt</text:p>
      <text:p text:style-name="P1">A <text:s text:c="3"/>userA/developpements/dev.txt</text:p>
      <text:p text:style-name="P1">Actualisé à la révision 4.</text:p>
      <text:p text:style-name="P1"/>
      <text:p text:style-name="P1">8) L’utilisateur userA pose un verrou sur le fichier déposé par userB dans le répertoire developpements et modifie celui-ci.</text:p>
      <text:p text:style-name="P1">&gt; <text:span text:style-name="T1">svn lock ./userA/developpements/dev.txt</text:span><text:tab/>--&gt; Verrouillage du fichier</text:p>
      <text:p text:style-name="P1">'dev.txt' verrouillé par l'utilisateur 'agicquel'.</text:p>
      <text:p text:style-name="P1">&gt; <text:span text:style-name="T1">echo "modif par userA" &gt;&gt; ./userA/developpements/dev.txt</text:span><text:tab/>--&gt; Modification du fichier</text:p>
      <text:p text:style-name="P1">--&gt; <text:span text:style-name="T1">svn commit ./userA/ -m "verrouillage et modification par userA du fichier dans 'developpements'"</text:span><text:tab/>--&gt; Mise à jour du dépot</text:p>
      <text:p text:style-name="P1">Envoi <text:s text:c="9"/>userA/developpements/dev.txt</text:p>
      <text:p text:style-name="P1">Transmission des données .done</text:p>
      <text:p text:style-name="P1">Transaction de propagation...</text:p>
      <text:p text:style-name="P1">Révision 5 propagée.</text:p>
      <text:p text:style-name="P1"/>
      <text:p text:style-name="P1"><text:soft-page-break/>9) L’utilisateur userB modifie le fichier contenu dans le répertoire developpements et tente de déposer celui-ci sur le dépôt en faisant un commit.</text:p>
      <text:p text:style-name="P1">/!\ Le userB ne va pas update avant de faire sa modification /!\</text:p>
      <text:p text:style-name="P1">&gt; <text:span text:style-name="T1">echo "modif par userB" &gt;&gt; ./userB/developpements/dev.txt</text:span><text:tab/>--&gt; Modification en local OK</text:p>
      <text:p text:style-name="P1">&gt; <text:span text:style-name="T1">svn commit ./userB/ -m "Essai de modifcation par userB"</text:span><text:tab/>--&gt; Tentative de mise à jour du dépot</text:p>
      <text:p text:style-name="P1">Envoi <text:s text:c="9"/>userB/developpements/dev.txt</text:p>
      <text:p text:style-name="P1">svn: E155011: Échec de la propagation (commit), détails : </text:p>
      <text:p text:style-name="P1">svn: E155011: Fichier '/home/agicquel/workspace/dut/M3301/SVN/userB/developpements/dev.txt' obsolète</text:p>
      <text:p text:style-name="P1">svn: E160028: Fichier '/developpements/dev.txt' obsolète</text:p>
      <text:p text:style-name="P1"/>
      <text:p text:style-name="P1"/>
      <text:p text:style-name="P1">Qu’observez-vous ? Trouvez une solution pour résoudre ce conflit. </text:p>
      <text:p text:style-name="P1">La modification est impossible car le dépot local est obsolete.</text:p>
      <text:p text:style-name="P1">On va donc mettre en quarantaine notre fichier, puis update notre dépot, puis appliquer les modifications souhaitées.</text:p>
      <text:p text:style-name="P1">&gt; <text:span text:style-name="T1">mv ./userB/developpements/dev.txt ./</text:span><text:tab/>--&gt; Mise en quarantaine</text:p>
      <text:p text:style-name="P1">&gt; <text:span text:style-name="T1">svn update ./userB/</text:span><text:tab/>--&gt; Mise à jour du dépot avec la restauration du fichier dev.txt</text:p>
      <text:p text:style-name="P1">Mise à jour de 'userB' :</text:p>
      <text:p text:style-name="P1">'userB/developpements/dev.txt' restauré</text:p>
      <text:p text:style-name="P1">U <text:s text:c="3"/>userB/developpements/dev.txt</text:p>
      <text:p text:style-name="P1">Actualisé à la révision 5.</text:p>
      <text:p text:style-name="P1">&gt; <text:span text:style-name="T1">cat dev.txt &gt;&gt; ./userB/developpements/dev.txt</text:span><text:tab/>--&gt; Ajout des modifications de userB</text:p>
      <text:p text:style-name="P1">&gt; <text:span text:style-name="T1">svn commit ./userB/ -m "Nouvelle tentation de modifcation par userB"</text:span><text:tab/>--&gt; Mise à jour du dépot. Le lock n'a pas d'impact car nous sommes en local.</text:p>
      <text:p text:style-name="P1">Envoi <text:s text:c="9"/>userB/developpements/dev.txt</text:p>
      <text:p text:style-name="P1">Transmission des données .done</text:p>
      <text:p text:style-name="P1">Transaction de propagation...</text:p>
      <text:p text:style-name="P1">Révision 6 propagé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2:38:05.377932712</meta:creation-date>
    <meta:generator>LibreOffice/5.3.6.1$Linux_X86_64 LibreOffice_project/30$Build-1</meta:generator>
    <dc:date>2017-10-06T12:42:00.093472195</dc:date>
    <meta:editing-duration>PT3M56S</meta:editing-duration>
    <meta:editing-cycles>1</meta:editing-cycles>
    <meta:document-statistic meta:table-count="0" meta:image-count="0" meta:object-count="0" meta:page-count="3" meta:paragraph-count="96" meta:word-count="912" meta:character-count="6295" meta:non-whitespace-character-count="5405"/>
  </office:meta>
</office:document-meta>
</file>